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549c" officeooo:paragraph-rsid="001354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3549c" officeooo:paragraph-rsid="0013549c"/>
    </style:style>
    <style:style style:name="P4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f6dde" officeooo:paragraph-rsid="0013549c" style:font-weight-asian="normal" style:font-weight-complex="normal"/>
    </style:style>
    <style:style style:name="P8" style:family="paragraph" style:parent-style-name="Standard">
      <style:text-properties fo:font-weight="normal" officeooo:rsid="00152b79" officeooo:paragraph-rsid="0013549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2e1012" officeooo:paragraph-rsid="002e1012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e1012" officeooo:paragraph-rsid="002e101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e1012" officeooo:paragraph-rsid="00302e24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e1012" officeooo:paragraph-rsid="0037203c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e1012" officeooo:paragraph-rsid="00352469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e1012" officeooo:paragraph-rsid="0030c370" fo:background-color="#eeeee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e1012" officeooo:paragraph-rsid="00497a9c" fo:background-color="#eeeeee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ef6ce" officeooo:paragraph-rsid="00302e24" fo:background-color="#eeeeee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497a9c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6dde" officeooo:paragraph-rsid="002e1012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4deff8" officeooo:paragraph-rsid="004deff8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f355d" officeooo:paragraph-rsid="004f355d"/>
    </style:style>
    <style:style style:name="P21" style:family="paragraph" style:parent-style-name="Standard">
      <style:paragraph-properties fo:text-align="justify" style:justify-single-word="false"/>
      <style:text-properties officeooo:rsid="004f355d" officeooo:paragraph-rsid="004f355d"/>
    </style:style>
    <style:style style:name="P22" style:family="paragraph" style:parent-style-name="Standard">
      <style:paragraph-properties fo:text-align="justify" style:justify-single-word="false"/>
      <style:text-properties fo:font-size="18pt" fo:font-weight="bold" officeooo:rsid="0051b494" officeooo:paragraph-rsid="0051b494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8pt" fo:font-weight="bold" officeooo:rsid="0053a9dc" officeooo:paragraph-rsid="0053a9d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53a9dc" officeooo:paragraph-rsid="0053a9d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575209" officeooo:paragraph-rsid="00575209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fo:font-size="12pt" fo:font-weight="normal" officeooo:rsid="00575209" officeooo:paragraph-rsid="00575209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2pt" fo:font-weight="normal" officeooo:rsid="00576d07" officeooo:paragraph-rsid="00576d07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font-size="12pt" fo:font-weight="normal" officeooo:rsid="00576d07" officeooo:paragraph-rsid="005800e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6ce"/>
    </style:style>
    <style:style style:name="T3" style:family="text">
      <style:text-properties officeooo:rsid="0030c370"/>
    </style:style>
    <style:style style:name="T4" style:family="text">
      <style:text-properties fo:background-color="#eeeeee" loext:char-shading-value="0"/>
    </style:style>
    <style:style style:name="T5" style:family="text">
      <style:text-properties officeooo:rsid="002ef6ce" fo:background-color="#eeeeee" loext:char-shading-value="0"/>
    </style:style>
    <style:style style:name="T6" style:family="text">
      <style:text-properties officeooo:rsid="0030c370" fo:background-color="#eeeeee" loext:char-shading-value="0"/>
    </style:style>
    <style:style style:name="T7" style:family="text">
      <style:text-properties officeooo:rsid="00497a9c" fo:background-color="#eeeeee" loext:char-shading-value="0"/>
    </style:style>
    <style:style style:name="T8" style:family="text">
      <style:text-properties officeooo:rsid="0038450f"/>
    </style:style>
    <style:style style:name="T9" style:family="text">
      <style:text-properties officeooo:rsid="003d381f"/>
    </style:style>
    <style:style style:name="T10" style:family="text">
      <style:text-properties officeooo:rsid="0043cab2"/>
    </style:style>
    <style:style style:name="T11" style:family="text">
      <style:text-properties officeooo:rsid="0047f338"/>
    </style:style>
    <style:style style:name="T12" style:family="text">
      <style:text-properties officeooo:rsid="00497a9c"/>
    </style:style>
    <style:style style:name="T13" style:family="text">
      <style:text-properties officeooo:rsid="0049efbf"/>
    </style:style>
    <style:style style:name="T14" style:family="text">
      <style:text-properties officeooo:rsid="005001c5"/>
    </style:style>
    <style:style style:name="T15" style:family="text">
      <style:text-properties officeooo:rsid="0054ce61"/>
    </style:style>
    <style:style style:name="T16" style:family="text">
      <style:text-properties officeooo:rsid="00575209"/>
    </style:style>
    <style:style style:name="T17" style:family="text">
      <style:text-properties officeooo:rsid="00576d07"/>
    </style:style>
    <style:style style:name="T18" style:family="text">
      <style:text-properties officeooo:rsid="005800e6"/>
    </style:style>
    <style:style style:name="T19" style:family="text">
      <style:text-properties officeooo:rsid="00590b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3"><text:span text:style-name="T1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6"/>
      <text:p text:style-name="P5">Commands for launching the applications</text:p>
      <text:p text:style-name="P4"/>
      <text:p text:style-name="P9"><text:span text:style-name="T11">The assignment is totally contained in the</text:span> <text:span text:style-name="T9">package “assignment_03” with its own</text:span> launch scripts.</text:p>
      <text:p text:style-name="P9">The package “assignment_0<text:span text:style-name="T11">3</text:span>” has the following <text:span text:style-name="T10">folder tree</text:span>:</text:p>
      <text:list xml:id="list4112361496104082886" text:style-name="L1">
        <text:list-item>
          <text:p text:style-name="P10">Launch:</text:p>
          <text:list>
            <text:list-item>
              <text:p text:style-name="P11">empty_world.launch. <text:span text:style-name="T3">It launches the empty Gazebo world by typing the command: </text:span></text:p>
              <text:list>
                <text:list-item>
                  <text:p text:style-name="P16">roslaunch assignment_0<text:span text:style-name="T12">3</text:span> empty_world.launch</text:p>
                </text:list-item>
              </text:list>
            </text:list-item>
            <text:list-item>
              <text:p text:style-name="P12">playground_world.launc<text:span text:style-name="T3">h. It launches the playground Gazebo world by typing the command: </text:span></text:p>
              <text:list>
                <text:list-item>
                  <text:p text:style-name="P13"><text:span text:style-name="T5">roslaunch assignment_0</text:span><text:span text:style-name="T7">3</text:span><text:span text:style-name="T5"> </text:span><text:span text:style-name="T4">playground_world.launc</text:span><text:span text:style-name="T6">h</text:span></text:p>
                </text:list-item>
              </text:list>
            </text:list-item>
            <text:list-item>
              <text:p text:style-name="P10">keyboard_teleop.launch. <text:span text:style-name="T8">It launches teleoperation using keyboard.</text:span></text:p>
              <text:list>
                <text:list-item>
                  <text:p text:style-name="P14"><text:span text:style-name="T2">roslaunch assignment_03 </text:span>keyboard_teleop.launch</text:p>
                </text:list-item>
              </text:list>
            </text:list-item>
            <text:list-item>
              <text:p text:style-name="P17"><text:span text:style-name="T12">turtlebot_app.launch. It launches</text:span> <text:span text:style-name="T13">the python script able to run the turtlebot autonomously in order to avoid the obstacle</text:span>.</text:p>
              <text:list>
                <text:list-item>
                  <text:p text:style-name="P15"><text:span text:style-name="T2">roslaunch assignment_03 turtlebot_app</text:span>.launch</text:p>
                </text:list-item>
              </text:list>
            </text:list-item>
          </text:list>
        </text:list-item>
        <text:list-item>
          <text:p text:style-name="P10">worlds:</text:p>
          <text:list>
            <text:list-item>
              <text:p text:style-name="P10">empty.world: <text:span text:style-name="T2">Gazebo world totally empty.</text:span></text:p>
            </text:list-item>
            <text:list-item>
              <text:p text:style-name="P10">playground.world: <text:span text:style-name="T2">default Gazebo world.</text:span></text:p>
            </text:list-item>
          </text:list>
        </text:list-item>
        <text:list-item>
          <text:p text:style-name="P19">Scripts:</text:p>
          <text:list>
            <text:list-item>
              <text:p text:style-name="P19">turtlebot_app.py. It is the python script which runs the nodes able to create the logic that the turtlebot uses to avoid the obstacles.</text:p>
            </text:list-item>
            <text:list-item>
              <text:p text:style-name="P20">fake_odom_node.py. Create a fake robot which follow a circular trajectory. <text:span text:style-name="T14">It is useful to create a target for the turtlebot.</text:span></text:p>
            </text:list-item>
          </text:list>
        </text:list-item>
      </text:list>
      <text:p text:style-name="P21"/>
      <text:p text:style-name="P18"/>
      <text:p text:style-name="P22">Logic of obstacles avoidance</text:p>
      <text:p text:style-name="P23"/>
      <text:p text:style-name="P25">The robot <text:span text:style-name="T15">is provided of a front laser sensor able to identify the presence of obstacles in front of itself in a range of (-0.52,0.52) radians. This range is divided by interval of 0.001636 radians in order to provide a matrix where each element represents a portion of the cone of visibility. Each elements provide a value between 0.45 and 10 which represents how far (in meters) is the detected object in that particular sector.</text:span></text:p>
      <text:p text:style-name="P26">The logic is able to detect the closest object detected in all the sectors and identify the overall sector in left and right.</text:p>
      <text:p text:style-name="P26">The logic can be summarized as in the following steps:</text:p>
      <text:list xml:id="list4443026908360354577" text:style-name="L5">
        <text:list-item>
          <text:p text:style-name="P27">define the target to reach <text:span text:style-name="T17">and try to reach it</text:span>:</text:p>
          <text:list>
            <text:list-item>
              <text:p text:style-name="P27"><text:soft-page-break/>calculate the orientation</text:p>
            </text:list-item>
            <text:list-item>
              <text:p text:style-name="P27">rotate to the orientation with a PD controller</text:p>
            </text:list-item>
            <text:list-item>
              <text:p text:style-name="P28">once the orientation is reached, go to target straight using a PD controller for the speed</text:p>
            </text:list-item>
          </text:list>
        </text:list-item>
        <text:list-item>
          <text:p text:style-name="P28"><text:span text:style-name="T16">If the closest </text:span>detected <text:span text:style-name="T16">object is at less than 0.6 meters: </text:span></text:p>
          <text:list>
            <text:list-item>
              <text:p text:style-name="P29"><text:span text:style-name="T16">the robot stops</text:span></text:p>
            </text:list-item>
            <text:list-item>
              <text:p text:style-name="P29"><text:span text:style-name="T18">the robot turns in the opposite direction of the detected sector using an increment of 25 degrees: if a right side object is detected the robot will turn on left, while if a left side object is detected the robot will turn on right;</text:span></text:p>
            </text:list-item>
            <text:list-item>
              <text:p text:style-name="P28"><text:span text:style-name="T16">the robot tries to go forward using the same orientation for 1 meter, if not possible, go again to the point 2;</text:span></text:p>
            </text:list-item>
            <text:list-item>
              <text:p text:style-name="P28">the robot orientate<text:span text:style-name="T19">s</text:span> again as in the point 1 <text:span text:style-name="T19">trying to point the target.</text:span></text:p>
            </text:list-item>
          </text:list>
        </text:list-item>
        <text:list-item>
          <text:p text:style-name="P28">the algorithm will conclude once the target is reached.</text:p>
        </text:list-item>
      </text:list>
      <text:p text:style-name="P24"/>
      <text:p text:style-name="P7"/>
      <text:p text:style-name="P7"/>
      <text:p text:style-name="P7"/>
      <text:p text:style-name="P7"/>
      <text:section text:style-name="Sect1" text:name="Section1" text:protected="true">
        <text:section-source xlink:href="../../bagfiles"/>
        <text:p text:style-name="Text_20_body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47f3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<text:span text:style-name="MT1">3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2-16T14:10:49.197742025</dc:date>
    <meta:editing-duration>PT2H26M53S</meta:editing-duration>
    <meta:editing-cycles>61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430" meta:character-count="2641" meta:non-whitespace-character-count="2268"/>
  </office:meta>
</office:document-meta>
</file>